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 / tim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string" calcext:value-type="string">
            <text:p>1 w</text:p>
          </table:table-cell>
          <table:table-cell office:value-type="string" calcext:value-type="string">
            <text:p>6 / / </text:p>
          </table:table-cell>
          <table:table-cell office:value-type="string" calcext:value-type="string">
            <text:p>3 / </text:p>
          </table:table-cell>
          <table:table-cell/>
          <table:table-cell office:value-type="string" calcext:value-type="string">
            <text:p>1 / </text:p>
          </table:table-cell>
          <table:table-cell/>
        </table:table-row>
        <table:table-row table:style-name="ro1">
          <table:table-cell office:value-type="string" calcext:value-type="string">
            <text:p>1 w ‘</text:p>
          </table:table-cell>
          <table:table-cell office:value-type="string" calcext:value-type="string">
            <text:p>21 / </text:p>
          </table:table-cell>
          <table:table-cell office:value-type="string" calcext:value-type="string">
            <text:p>10 / </text:p>
          </table:table-cell>
          <table:table-cell/>
          <table:table-cell office:value-type="string" calcext:value-type="string">
            <text:p>3 / </text:p>
          </table:table-cell>
          <table:table-cell/>
        </table:table-row>
        <table:table-row table:style-name="ro1">
          <table:table-cell office:value-type="string" calcext:value-type="string">
            <text:p>2 w</text:p>
          </table:table-cell>
          <table:table-cell office:value-type="string" calcext:value-type="string">
            <text:p>13 / 406 (s)</text:p>
          </table:table-cell>
          <table:table-cell office:value-type="string" calcext:value-type="string">
            <text:p>3 / 73 (s)</text:p>
          </table:table-cell>
          <table:table-cell/>
          <table:table-cell office:value-type="string" calcext:value-type="string">
            <text:p>1 / 20s</text:p>
          </table:table-cell>
          <table:table-cell/>
        </table:table-row>
        <table:table-row table:style-name="ro1">
          <table:table-cell office:value-type="string" calcext:value-type="string">
            <text:p>2 w ‘</text:p>
          </table:table-cell>
          <table:table-cell office:value-type="string" calcext:value-type="string">
            <text:p>/ 2011 (s)</text:p>
          </table:table-cell>
          <table:table-cell office:value-type="string" calcext:value-type="string">
            <text:p>33 / 976 (s)</text:p>
          </table:table-cell>
          <table:table-cell/>
          <table:table-cell office:value-type="string" calcext:value-type="string">
            <text:p>10 / </text:p>
          </table:table-cell>
          <table:table-cell/>
        </table:table-row>
        <table:table-row table:style-name="ro1">
          <table:table-cell office:value-type="string" calcext:value-type="string">
            <text:p>3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w ‘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float" office:value="-0.219163" calcext:value-type="float">
            <text:p>-0.219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69168" calcext:value-type="float">
            <text:p>-0.469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09645" calcext:value-type="float">
            <text:p>-1.09645</text:p>
          </table:table-cell>
          <table:table-cell table:number-columns-repeated="4"/>
        </table:table-row>
        <table:table-row table:style-name="ro1">
          <table:table-cell office:value-type="float" office:value="-1.72444" calcext:value-type="float">
            <text:p>-1.72444</text:p>
          </table:table-cell>
          <table:table-cell table:number-columns-repeated="5"/>
        </table:table-row>
        <table:table-row table:style-name="ro1">
          <table:table-cell office:value-type="float" office:value="-0.788207" calcext:value-type="float">
            <text:p>-0.788207</text:p>
          </table:table-cell>
          <table:table-cell table:number-columns-repeated="5"/>
        </table:table-row>
        <table:table-row table:style-name="ro1">
          <table:table-cell office:value-type="float" office:value="-0.251735" calcext:value-type="float">
            <text:p>-0.251735</text:p>
          </table:table-cell>
          <table:table-cell table:number-columns-repeated="5"/>
        </table:table-row>
        <table:table-row table:style-name="ro1">
          <table:table-cell office:value-type="float" office:value="-0.199222" calcext:value-type="float">
            <text:p>-0.199222</text:p>
          </table:table-cell>
          <table:table-cell table:number-columns-repeated="5"/>
        </table:table-row>
        <table:table-row table:style-name="ro1">
          <table:table-cell office:value-type="float" office:value="-0.173596" calcext:value-type="float">
            <text:p>-0.173596</text:p>
          </table:table-cell>
          <table:table-cell table:number-columns-repeated="5"/>
        </table:table-row>
        <table:table-row table:style-name="ro1">
          <table:table-cell office:value-type="float" office:value="-0.463861" calcext:value-type="float">
            <text:p>-0.463861</text:p>
          </table:table-cell>
          <table:table-cell table:number-columns-repeated="5"/>
        </table:table-row>
        <table:table-row table:style-name="ro1">
          <table:table-cell office:value-type="float" office:value="-0.130852" calcext:value-type="float">
            <text:p>-0.130852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Belief state size</text:p>
          </table:table-cell>
          <table:table-cell office:value-type="string" calcext:value-type="string">
            <text:p>Graph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ntial configuration fully know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table:style-name="ce1" office:value-type="string" calcext:value-type="string">
            <text:p>intial configuration fully know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 blocks out of 3 are unknow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 blocks out of 3 are unknow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76" calcext:value-type="float">
            <text:p>2076</text:p>
          </table:table-cell>
          <table:table-cell/>
          <table:table-cell office:value-type="float" office:value="7.361" calcext:value-type="float">
            <text:p>7.36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28" calcext:value-type="float">
            <text:p>4128</text:p>
          </table:table-cell>
          <table:table-cell/>
          <table:table-cell office:value-type="float" office:value="31.013" calcext:value-type="float">
            <text:p>31.0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aph size</text:p>
          </table:table-cell>
          <table:table-cell office:value-type="string" calcext:value-type="string">
            <text:p>number of iterations</text:p>
          </table:table-cell>
          <table:table-cell office:value-type="string" calcext:value-type="string">
            <text:p>total planning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5"/>
        </table:table-row>
      </table:table>
      <table:table table:name="2m1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Heuristic values</text:p>
          </table:table-cell>
          <table:table-cell office:value-type="string" calcext:value-type="string">
            <text:p>Value-R-0.2</text:p>
          </table:table-cell>
          <table:table-cell/>
          <table:table-cell office:value-type="string" calcext:value-type="string">
            <text:p>Value-R-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office:value-type="float" office:value="-3.73528" calcext:value-type="float">
            <text:p>-3.73528</text:p>
          </table:table-cell>
          <table:table-cell/>
          <table:table-cell office:value-type="float" office:value="-3.6551" calcext:value-type="float">
            <text:p>-3.6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5962" calcext:value-type="float">
            <text:p>-1.85962</text:p>
          </table:table-cell>
          <table:table-cell office:value-type="float" office:value="-4.40636" calcext:value-type="float">
            <text:p>-4.40636</text:p>
          </table:table-cell>
          <table:table-cell/>
          <table:table-cell office:value-type="float" office:value="-4.69942" calcext:value-type="float">
            <text:p>-4.69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0989" calcext:value-type="float">
            <text:p>-2.20989</text:p>
          </table:table-cell>
          <table:table-cell office:value-type="float" office:value="-8.03651" calcext:value-type="float">
            <text:p>-8.03651</text:p>
          </table:table-cell>
          <table:table-cell/>
          <table:table-cell office:value-type="float" office:value="-4.12228" calcext:value-type="float">
            <text:p>-4.12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5719" calcext:value-type="float">
            <text:p>-2.45719</text:p>
          </table:table-cell>
          <table:table-cell office:value-type="float" office:value="-5.09544" calcext:value-type="float">
            <text:p>-5.09544</text:p>
          </table:table-cell>
          <table:table-cell/>
          <table:table-cell office:value-type="float" office:value="-4.56352" calcext:value-type="float">
            <text:p>-4.56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67796" calcext:value-type="float">
            <text:p>-2.67796</text:p>
          </table:table-cell>
          <table:table-cell office:value-type="float" office:value="-4.31741" calcext:value-type="float">
            <text:p>-4.31741</text:p>
          </table:table-cell>
          <table:table-cell/>
          <table:table-cell office:value-type="float" office:value="-3.86206" calcext:value-type="float">
            <text:p>-3.86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93576" calcext:value-type="float">
            <text:p>-2.93576</text:p>
          </table:table-cell>
          <table:table-cell office:value-type="float" office:value="-4.89628" calcext:value-type="float">
            <text:p>-4.896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2158" calcext:value-type="float">
            <text:p>-3.2158</text:p>
          </table:table-cell>
          <table:table-cell office:value-type="float" office:value="-5.78118" calcext:value-type="float">
            <text:p>-5.781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21986" calcext:value-type="float">
            <text:p>-3.21986</text:p>
          </table:table-cell>
          <table:table-cell office:value-type="float" office:value="-4.81342" calcext:value-type="float">
            <text:p>-4.813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25992" calcext:value-type="float">
            <text:p>-3.25992</text:p>
          </table:table-cell>
          <table:table-cell office:value-type="float" office:value="-8.95826" calcext:value-type="float">
            <text:p>-8.9582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35337" calcext:value-type="float">
            <text:p>-3.35337</text:p>
          </table:table-cell>
          <table:table-cell office:value-type="float" office:value="-9.53082" calcext:value-type="float">
            <text:p>-9.530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51484" calcext:value-type="float">
            <text:p>-3.51484</text:p>
          </table:table-cell>
          <table:table-cell office:value-type="float" office:value="-3.66192" calcext:value-type="float">
            <text:p>-3.661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49866" calcext:value-type="float">
            <text:p>-3.49866</text:p>
          </table:table-cell>
          <table:table-cell table:number-columns-repeated="3"/>
        </table:table-row>
      </table:table>
      <table:table table:name="2m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euristic values</text:p>
          </table:table-cell>
          <table:table-cell office:value-type="string" calcext:value-type="string">
            <text:p>Value-R-1.5</text:p>
          </table:table-cell>
          <table:table-cell/>
          <table:table-cell office:value-type="string" calcext:value-type="string">
            <text:p>Value-R-0.4(2)</text:p>
          </table:table-cell>
          <table:table-cell/>
          <table:table-cell office:value-type="string" calcext:value-type="string">
            <text:p>Value-R-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.5" calcext:value-type="float">
            <text:p>-1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5" calcext:value-type="float">
            <text:p>-10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5" calcext:value-type="float">
            <text:p>-10.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.7" calcext:value-type="float">
            <text:p>-11.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.3" calcext:value-type="float">
            <text:p>-12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.9" calcext:value-type="float">
            <text:p>-12.9</text:p>
          </table:table-cell>
          <table:table-cell office:value-type="float" office:value="-7.26918" calcext:value-type="float">
            <text:p>-7.26918</text:p>
          </table:table-cell>
          <table:table-cell/>
          <table:table-cell office:value-type="float" office:value="-7.38372" calcext:value-type="float">
            <text:p>-7.38372</text:p>
          </table:table-cell>
          <table:table-cell/>
          <table:table-cell office:value-type="float" office:value="-8.0583" calcext:value-type="float">
            <text:p>-8.05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66878" calcext:value-type="float">
            <text:p>-6.66878</text:p>
          </table:table-cell>
          <table:table-cell office:value-type="float" office:value="-104.631" calcext:value-type="float">
            <text:p>-104.6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.3403" calcext:value-type="float">
            <text:p>-12.3403</text:p>
          </table:table-cell>
          <table:table-cell table:number-columns-repeated="2"/>
          <table:table-cell office:value-type="float" office:value="-4.5704" calcext:value-type="float">
            <text:p>-4.57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.4345" calcext:value-type="float">
            <text:p>-12.4345</text:p>
          </table:table-cell>
          <table:table-cell office:value-type="float" office:value="-4.58128" calcext:value-type="float">
            <text:p>-4.581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.27092" calcext:value-type="float">
            <text:p>-5.2709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-5.60907" calcext:value-type="float">
            <text:p>-5.6090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-8.55378" calcext:value-type="float">
            <text:p>-8.553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-5.48249" calcext:value-type="float">
            <text:p>-5.48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-4.58473" calcext:value-type="float">
            <text:p>-4.584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-230.971" calcext:value-type="float">
            <text:p>-230.9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-14.4848" calcext:value-type="float">
            <text:p>-14.48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-9.43683" calcext:value-type="float">
            <text:p>-9.43683</text:p>
          </table:table-cell>
          <table:table-cell/>
          <table:table-cell office:value-type="float" office:value="-9.23793" calcext:value-type="float">
            <text:p>-9.237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-11.1885" calcext:value-type="float">
            <text:p>-11.18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-11.23" calcext:value-type="float">
            <text:p>-11.23</text:p>
          </table:table-cell>
          <table:table-cell/>
          <table:table-cell office:value-type="float" office:value="-13.5465" calcext:value-type="float">
            <text:p>-13.54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-22.2983" calcext:value-type="float">
            <text:p>-22.2983</text:p>
          </table:table-cell>
          <table:table-cell/>
          <table:table-cell office:value-type="float" office:value="-225.632" calcext:value-type="float">
            <text:p>-225.6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-8.15828" calcext:value-type="float">
            <text:p>-8.15828</text:p>
          </table:table-cell>
          <table:table-cell/>
          <table:table-cell office:value-type="float" office:value="-215.991" calcext:value-type="float">
            <text:p>-215.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-22.6756" calcext:value-type="float">
            <text:p>-22.6756</text:p>
          </table:table-cell>
          <table:table-cell/>
          <table:table-cell office:value-type="float" office:value="-193.073" calcext:value-type="float">
            <text:p>-193.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-17.3591" calcext:value-type="float">
            <text:p>-17.3591</text:p>
          </table:table-cell>
          <table:table-cell/>
          <table:table-cell office:value-type="float" office:value="-7.46856" calcext:value-type="float">
            <text:p>-7.468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-14.4258" calcext:value-type="float">
            <text:p>-14.4258</text:p>
          </table:table-cell>
          <table:table-cell/>
          <table:table-cell office:value-type="float" office:value="-14.5356" calcext:value-type="float">
            <text:p>-14.5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-11.7171" calcext:value-type="float">
            <text:p>-11.7171</text:p>
          </table:table-cell>
          <table:table-cell/>
          <table:table-cell office:value-type="float" office:value="-18.7992" calcext:value-type="float">
            <text:p>-18.79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-4.45372" calcext:value-type="float">
            <text:p>-4.45372</text:p>
          </table:table-cell>
          <table:table-cell/>
          <table:table-cell office:value-type="float" office:value="-9.7064" calcext:value-type="float">
            <text:p>-9.7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-63.7558" calcext:value-type="float">
            <text:p>-63.75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-121.027" calcext:value-type="float">
            <text:p>-121.0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-7.23491" calcext:value-type="float">
            <text:p>-7.234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-46.4004" calcext:value-type="float">
            <text:p>-46.4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-102.508" calcext:value-type="float">
            <text:p>-102.5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-6.91852" calcext:value-type="float">
            <text:p>-6.918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-6.66947" calcext:value-type="float">
            <text:p>-6.669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-7.0013" calcext:value-type="float">
            <text:p>-7.0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-5.72594" calcext:value-type="float">
            <text:p>-5.725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27:13.372566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34:07.336324374</meta:creation-date>
    <meta:generator>LibreOffice/5.1.6.2$Linux_X86_64 LibreOffice_project/10m0$Build-2</meta:generator>
    <dc:date>2018-02-14T18:07:10.383736815</dc:date>
    <meta:editing-duration>PT10H27M27S</meta:editing-duration>
    <meta:editing-cycles>9</meta:editing-cycles>
    <meta:document-statistic meta:table-count="3" meta:cell-count="260" meta:object-count="0"/>
  </office:meta>
</office:document-meta>
</file>